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1a59" officeooo:paragraph-rsid="00021a59"/>
    </style:style>
    <style:style style:name="P2" style:family="paragraph" style:parent-style-name="Standard">
      <style:paragraph-properties fo:text-align="center" style:justify-single-word="false"/>
      <style:text-properties officeooo:rsid="00021a59" officeooo:paragraph-rsid="00021a59"/>
    </style:style>
    <style:style style:name="P3" style:family="paragraph" style:parent-style-name="Standard">
      <style:text-properties officeooo:rsid="00021a59" officeooo:paragraph-rsid="0005245e"/>
    </style:style>
    <style:style style:name="P4" style:family="paragraph" style:parent-style-name="Standard">
      <style:text-properties officeooo:rsid="0003ec48" officeooo:paragraph-rsid="0003ec48"/>
    </style:style>
    <style:style style:name="P5" style:family="paragraph" style:parent-style-name="Standard">
      <style:text-properties officeooo:rsid="0003ec48" officeooo:paragraph-rsid="0007bb1b"/>
    </style:style>
    <style:style style:name="P6" style:family="paragraph" style:parent-style-name="Standard">
      <style:text-properties officeooo:rsid="00052203" officeooo:paragraph-rsid="00052203"/>
    </style:style>
    <style:style style:name="P7" style:family="paragraph" style:parent-style-name="Standard">
      <style:text-properties style:text-underline-style="solid" style:text-underline-width="auto" style:text-underline-color="font-color" officeooo:rsid="00021a59" officeooo:paragraph-rsid="00021a59"/>
    </style:style>
    <style:style style:name="P8" style:family="paragraph" style:parent-style-name="Standard">
      <style:text-properties officeooo:rsid="0005245e" officeooo:paragraph-rsid="0005245e"/>
    </style:style>
    <style:style style:name="P9" style:family="paragraph" style:parent-style-name="Standard">
      <style:text-properties style:text-underline-style="none" officeooo:rsid="00021a59" officeooo:paragraph-rsid="00021a59"/>
    </style:style>
    <style:style style:name="P10" style:family="paragraph" style:parent-style-name="Standard">
      <style:text-properties officeooo:rsid="00096e55" officeooo:paragraph-rsid="00096e55"/>
    </style:style>
    <style:style style:name="P11" style:family="paragraph" style:parent-style-name="Standard">
      <style:text-properties officeooo:rsid="000be4a9" officeooo:paragraph-rsid="000be4a9"/>
    </style:style>
    <style:style style:name="P12" style:family="paragraph" style:parent-style-name="Standard">
      <style:text-properties officeooo:rsid="0006bc08" officeooo:paragraph-rsid="0006bc08"/>
    </style:style>
    <style:style style:name="T1" style:family="text">
      <style:text-properties officeooo:rsid="0003ec48"/>
    </style:style>
    <style:style style:name="T2" style:family="text">
      <style:text-properties officeooo:rsid="00052203"/>
    </style:style>
    <style:style style:name="T3" style:family="text">
      <style:text-properties officeooo:rsid="0006bc08"/>
    </style:style>
    <style:style style:name="T4" style:family="text">
      <style:text-properties officeooo:rsid="000b47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nuel Utilisateur </text:p>
      <text:p text:style-name="P1"/>
      <text:p text:style-name="P1"/>
      <text:p text:style-name="P7">Introduction</text:p>
      <text:p text:style-name="P1"/>
      <text:p text:style-name="P1">Notre application est un site permettant de donner ses disponibilités afin d’être recontacter ultérieurement pour une prise de rendez-vous. Elle se divise en deux partie, une partie client et une partie administrateur.</text:p>
      <text:p text:style-name="P1"/>
      <text:p text:style-name="P1"/>
      <text:p text:style-name="P7">1) Coté Client</text:p>
      <text:p text:style-name="P9"/>
      <text:p text:style-name="P1">a)<text:span text:style-name="T2">A</text:span>ccueil</text:p>
      <text:p text:style-name="P1"/>
      <text:p text:style-name="P6"><text:span text:style-name="T3">Cette p</text:span>age d’accueil permet de voir le nom de l’entreprise, une image de présentation ainsi qu’un petit texte de bienvenue.</text:p>
      <text:p text:style-name="P6"/>
      <text:p text:style-name="P1">b)Rendez-vous</text:p>
      <text:p text:style-name="P1"/>
      <text:p text:style-name="P8"><text:span text:style-name="T3">Le client doit</text:span> renseigner <text:span text:style-name="T3">son</text:span> nom, prénom, mail et numéro de téléphone.</text:p>
      <text:p text:style-name="P8">Ensuite on demande la façon dont le client préfère être rappeler (soit par mail ou <text:span text:style-name="T3">par </text:span>numéro de téléphone).</text:p>
      <text:p text:style-name="P12">Pour finir on demande les jours de disponibilités du client et le moment préféré dans la journée.</text:p>
      <text:p text:style-name="P11">Une fois que ces informations sont validées une page affiche les données récupérées par le serveur </text:p>
      <text:p text:style-name="P3"/>
      <text:p text:style-name="P1">c)Contact</text:p>
      <text:p text:style-name="P1"/>
      <text:p text:style-name="P10">Page <text:span text:style-name="T4">qui permet de renseigner le client sur l’entreprise.</text:span></text:p>
      <text:p text:style-name="P11">On peut voir l’adresse, le numéro de téléphone, l’adresse mail, les horaires d’ouverture.</text:p>
      <text:p text:style-name="P11">Ainsi qu’une carte et les liens vers Facebook, Instagram et Twitter </text:p>
      <text:p text:style-name="P1"/>
      <text:p text:style-name="P7">2) Coté Administrateur</text:p>
      <text:p text:style-name="P1"/>
      <text:p text:style-name="P1">a)<text:span text:style-name="T1">Accueil</text:span></text:p>
      <text:p text:style-name="P1"/>
      <text:p text:style-name="P4">b)Configuration</text:p>
      <text:p text:style-name="P5"/>
      <text:p text:style-name="P5">c)<text:span text:style-name="T2">Rendez-Vous</text:span></text:p>
      <text:p text:style-name="P6"/>
      <text:p text:style-name="P6">d)Mot de passe</text:p>
      <text:p text:style-name="P6"/>
      <text:p text:style-name="P6">e)Déconnexion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3:47:38.867808226</meta:creation-date>
    <dc:date>2018-12-18T22:38:28.454300864</dc:date>
    <meta:editing-duration>PT15M5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21" meta:word-count="168" meta:character-count="1092" meta:non-whitespace-character-count="942"/>
  </office:meta>
</office:document-meta>
</file>